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88d7" officeooo:paragraph-rsid="000688d7"/>
    </style:style>
    <style:style style:name="P2" style:family="paragraph" style:parent-style-name="Standard">
      <style:paragraph-properties fo:text-align="start" style:justify-single-word="false"/>
      <style:text-properties officeooo:rsid="000688d7" officeooo:paragraph-rsid="000688d7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688d7" officeooo:paragraph-rsid="000688d7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0688d7" officeooo:paragraph-rsid="000688d7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88d7" officeooo:paragraph-rsid="000688d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a671f" officeooo:paragraph-rsid="000a671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a671f" officeooo:paragraph-rsid="000688d7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0688d7" officeooo:paragraph-rsid="000a671f"/>
    </style:style>
    <style:style style:name="P9" style:family="paragraph" style:parent-style-name="Standard">
      <style:paragraph-properties fo:text-align="start" style:justify-single-word="false"/>
      <style:text-properties officeooo:rsid="000688d7" officeooo:paragraph-rsid="000688d7"/>
    </style:style>
    <style:style style:name="P10" style:family="paragraph" style:parent-style-name="Standard">
      <style:paragraph-properties fo:text-align="start" style:justify-single-word="false"/>
      <style:text-properties officeooo:rsid="000a671f" officeooo:paragraph-rsid="000a671f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a671f" officeooo:paragraph-rsid="000a671f" style:font-weight-asian="bold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officeooo:rsid="000688d7" officeooo:paragraph-rsid="000688d7"/>
    </style:style>
    <style:style style:name="P13" style:family="paragraph" style:parent-style-name="Preformatted_20_Text">
      <style:paragraph-properties fo:text-align="start" style:justify-single-word="false"/>
      <style:text-properties officeooo:rsid="000688d7" officeooo:paragraph-rsid="000a671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671f" style:font-style-asian="italic" style:font-style-complex="italic"/>
    </style:style>
    <style:style style:name="T3" style:family="text">
      <style:text-properties fo:font-style="italic" fo:font-weight="bold" officeooo:rsid="000a671f" style:font-style-asian="italic" style:font-weight-asian="bold" style:font-style-complex="italic" style:font-weight-complex="bold"/>
    </style:style>
    <style:style style:name="T4" style:family="text">
      <style:text-properties officeooo:rsid="000a671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a671f" style:font-style-asian="normal" style:font-style-complex="normal"/>
    </style:style>
    <style:style style:name="T7" style:family="text">
      <style:text-properties officeooo:rsid="000b5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2 (<text:span text:style-name="T7">fresh project</text:span> Install)</text:p>
      <text:p text:style-name="P1"/>
      <text:p text:style-name="P2">what is router ?</text:p>
      <text:p text:style-name="P2"/>
      <text:p text:style-name="P2">Router like the url of the webpage.</text:p>
      <text:p text:style-name="P8"/>
      <text:p text:style-name="P11">Install a fresh vue project using Vue ui:</text:p>
      <text:p text:style-name="P10">just command:</text:p>
      <text:p text:style-name="P6">vue ui</text:p>
      <text:p text:style-name="P6"/>
      <text:p text:style-name="P6"/>
      <text:p text:style-name="P6">********************************************************************</text:p>
      <text:p text:style-name="P2"/>
      <text:p text:style-name="P2"/>
      <text:p text:style-name="P2">Install a fresh Vue Project with vue Router:</text:p>
      <text:p text:style-name="P7"/>
      <text:p text:style-name="P2"/>
      <text:p text:style-name="P5">first step:</text:p>
      <text:p text:style-name="P8">install cli Globally :</text:p>
      <text:p text:style-name="P8"><text:span text:style-name="T1">npm install -g @vue/cli-init</text:span></text:p>
      <text:p text:style-name="P3"/>
      <text:p text:style-name="P4"/>
      <text:p text:style-name="P5"/>
      <text:p text:style-name="P5">Second Step:</text:p>
      <text:p text:style-name="P2"/>
      <text:p text:style-name="P2">initialize router:</text:p>
      <text:p text:style-name="P12"><text:span text:style-name="Source_20_Text"><text:span text:style-name="T1">vue init webpack my-project</text:span></text:span></text:p>
      <text:p text:style-name="P12"/>
      <text:p text:style-name="P12"><text:span text:style-name="Source_20_Text"><text:span text:style-name="T1">*******************************************************************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3">What is router view ?</text:span></text:span></text:p>
      <text:p text:style-name="P13"><text:span text:style-name="Source_20_Text"><text:span text:style-name="T6">Router view is like laravel yield. Yield diye amra jemon header,footer thik rekhe sudhu content part change kortam vue te router view sei kaj kore .</text:span></text:span></text:p>
      <text:p text:style-name="P12"><text:span text:style-name="Source_20_Text"><text:span text:style-name="T5"/>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1:52:29.049902912</meta:creation-date>
    <dc:date>2020-04-21T23:07:10.161078367</dc:date>
    <meta:editing-duration>PT10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86" meta:character-count="606" meta:non-whitespace-character-count="537"/>
  </office:meta>
</office:document-meta>
</file>